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"/>
    <style:font-face style:name="Liberation Sans1" svg:font-family="'Liberation Sans'" style:font-pitch="variable"/>
    <style:font-face style:name="Lohit Devanagari1" svg:font-family="'Lohit Devanagari'" style:font-pitch="variable"/>
    <style:font-face style:name="SimSun" svg:font-family="SimSun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shadow="visible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visible"/>
    </style:style>
    <style:style style:name="gr3" style:family="graphic" style:parent-style-name="standard">
      <style:graphic-properties draw:stroke="none" draw:fill="none" draw:fill-color="#ff3333" draw:textarea-vertical-align="middle" fo:min-height="1.358cm" fo:min-width="2.54cm" fo:padding-top="0.071cm" fo:padding-bottom="0.071cm" fo:padding-left="0.071cm" fo:padding-right="0.071cm" draw:shadow="visible"/>
    </style:style>
    <style:style style:name="gr4" style:family="graphic" style:parent-style-name="standard">
      <style:graphic-properties draw:stroke="none" draw:fill="solid" draw:fill-color="#9dbb61" draw:shadow="hidden"/>
    </style:style>
    <style:style style:name="gr5" style:family="graphic" style:parent-style-name="standard">
      <style:graphic-properties draw:stroke="solid" svg:stroke-width="0.026cm" svg:stroke-color="#9dbb61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6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 draw:shadow="visible"/>
    </style:style>
    <style:style style:name="gr8" style:family="graphic" style:parent-style-name="standard">
      <style:graphic-properties draw:stroke="solid" svg:stroke-width="0.008cm" svg:stroke-color="#000000" draw:marker-end="Marker_5f_0" draw:marker-end-width="0.275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9" style:family="graphic" style:parent-style-name="standard">
      <style:graphic-properties draw:stroke="solid" svg:stroke-width="0.008cm" svg:stroke-color="#000000" draw:marker-end="Marker_5f_0" draw:marker-end-width="0.275cm" svg:stroke-opacity="100%" draw:stroke-linejoin="round" svg:stroke-linecap="round" draw:fill="none" fo:padding-top="0.129cm" fo:padding-bottom="0.129cm" fo:padding-left="0.254cm" fo:padding-right="0.254cm" draw:shadow="visible"/>
    </style:style>
    <style:style style:name="gr10" style:family="graphic" style:parent-style-name="standard">
      <style:graphic-properties draw:stroke="none" draw:fill="solid" draw:fill-color="#000000" draw:shadow="hidden"/>
    </style:style>
    <style:style style:name="gr11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2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</style:style>
    <style:style style:name="gr13" style:family="graphic" style:parent-style-name="standard">
      <style:graphic-properties draw:stroke="none" draw:fill="none" draw:textarea-vertical-align="middle" fo:min-height="2.258cm" fo:min-width="2.54cm" fo:padding-top="0.071cm" fo:padding-bottom="0.071cm" fo:padding-left="0.071cm" fo:padding-right="0.071cm"/>
    </style:style>
    <style:style style:name="gr14" style:family="graphic" style:parent-style-name="standard">
      <style:graphic-properties draw:stroke="none" draw:fill="none" draw:textarea-vertical-align="middle" fo:min-height="2.158cm" fo:min-width="2.54cm" fo:padding-top="0.071cm" fo:padding-bottom="0.071cm" fo:padding-left="0.071cm" fo:padding-right="0.071cm"/>
    </style:style>
    <style:style style:name="gr15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 draw:shadow="hidden"/>
    </style:style>
    <style:style style:name="gr16" style:family="graphic" style:parent-style-name="standard">
      <style:graphic-properties draw:stroke="none" draw:fill="none" draw:textarea-vertical-align="middle" fo:min-height="1.858cm" fo:min-width="2.54cm" fo:padding-top="0.071cm" fo:padding-bottom="0.071cm" fo:padding-left="0.071cm" fo:padding-right="0.071cm"/>
    </style:style>
    <style:style style:name="gr17" style:family="graphic" style:parent-style-name="standard">
      <style:graphic-properties draw:stroke="none" draw:fill="none" draw:textarea-vertical-align="middle" fo:min-height="0.783cm" fo:min-width="2.54cm" fo:padding-top="0.071cm" fo:padding-bottom="0.071cm" fo:padding-left="0.071cm" fo:padding-right="0.071cm"/>
    </style:style>
    <style:style style:name="gr18" style:family="graphic" style:parent-style-name="standard">
      <style:graphic-properties draw:stroke="none" draw:fill="none" draw:textarea-vertical-align="middle" fo:min-height="1.191cm" fo:min-width="2.54cm" fo:padding-top="0.071cm" fo:padding-bottom="0.071cm" fo:padding-left="0.071cm" fo:padding-right="0.071cm"/>
    </style:style>
    <style:style style:name="gr19" style:family="graphic" style:parent-style-name="standard">
      <style:graphic-properties draw:stroke="none" draw:fill="solid" draw:fill-color="#9dbb61" draw:shadow="visible"/>
    </style:style>
    <style:style style:name="gr20" style:family="graphic" style:parent-style-name="standard">
      <style:graphic-properties draw:stroke="solid" svg:stroke-width="0.026cm" svg:stroke-color="#9dbb61" svg:stroke-opacity="100%" draw:stroke-linejoin="round" svg:stroke-linecap="round" draw:fill="none" fo:padding-top="0.138cm" fo:padding-bottom="0.138cm" fo:padding-left="0.263cm" fo:padding-right="0.263cm" draw:shadow="visible"/>
    </style:style>
    <style:style style:name="gr21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 draw:shadow="visible"/>
    </style:style>
    <style:style style:name="gr22" style:family="graphic" style:parent-style-name="standard">
      <style:graphic-properties draw:stroke="none" draw:fill="none" draw:textarea-vertical-align="middle" fo:min-height="2.283cm" fo:min-width="2.54cm" fo:padding-top="0.071cm" fo:padding-bottom="0.071cm" fo:padding-left="0.071cm" fo:padding-right="0.071cm"/>
    </style:style>
    <style:style style:name="gr23" style:family="graphic" style:parent-style-name="standard">
      <style:graphic-properties draw:stroke="none" draw:fill="solid" draw:fill-color="#ff3333" draw:shadow="hidden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 draw:fill-color="#ff3333"/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solid" draw:fill-color="#9dbb61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7" style:family="paragraph">
      <loext:graphic-properties draw:fill="solid" draw:fill-color="#ff3333"/>
    </style:style>
    <style:style style:name="T1" style:family="text">
      <style:text-properties fo:color="#000000" style:font-name="SimSun1" fo:font-size="8pt" style:font-name-asian="SimSun1" style:font-size-asian="8pt" style:font-name-complex="SimSun1" style:font-size-complex="8pt"/>
    </style:style>
    <style:style style:name="T2" style:family="text">
      <style:text-properties fo:color="#ff0000" style:font-name="SimSun1" fo:font-size="8pt" style:font-name-asian="SimSun1" style:font-size-asian="8pt" style:font-name-complex="SimSun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页-1" draw:style-name="dp1" draw:master-page-name="PM0">
        <draw:g>
          <draw:g>
            <draw:polygon draw:style-name="gr1" draw:text-style-name="P1" draw:layer="layout" svg:width="2.5cm" svg:height="1.5cm" svg:x="5.25cm" svg:y="41.75cm" svg:viewBox="0 0 2501 1501" draw:points="0,1501 2501,1501 2501,0 0,0">
              <text:p/>
            </draw:polygon>
            <draw:polygon draw:style-name="gr2" draw:text-style-name="P2" draw:layer="layout" svg:width="2.5cm" svg:height="1.5cm" svg:x="5.25cm" svg:y="41.75cm" svg:viewBox="0 0 2501 1501" draw:points="0,1501 2501,1501 2501,0 0,0">
              <text:p/>
            </draw:polygon>
          </draw:g>
          <draw:frame draw:style-name="gr3" draw:text-style-name="P4" draw:layer="layout" svg:width="2.5cm" svg:height="1.5cm" svg:x="5.25cm" svg:y="41.75cm">
            <draw:text-box>
              <text:p text:style-name="P3"><text:span text:style-name="T1">设置币别</text:span></text:p>
            </draw:text-box>
          </draw:frame>
        </draw:g>
        <draw:g>
          <draw:g>
            <draw:path draw:style-name="gr4" draw:text-style-name="P5" draw:layer="layout" svg:width="2.5cm" svg:height="1cm" svg:x="12.5cm" svg:y="37.5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  <draw:path draw:style-name="gr5" draw:text-style-name="P2" draw:layer="layout" svg:width="2.5cm" svg:height="1cm" svg:x="12.5cm" svg:y="37.5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</draw:g>
          <draw:frame draw:style-name="gr6" draw:text-style-name="P2" draw:layer="layout" svg:width="2.5cm" svg:height="1cm" svg:x="12.5cm" svg:y="37.5cm">
            <draw:text-box>
              <text:p text:style-name="P3"><text:span text:style-name="T1">基础设置</text:span></text:p>
            </draw:text-box>
          </draw:frame>
        </draw:g>
        <draw:g>
          <draw:g>
            <draw:polygon draw:style-name="gr1" draw:text-style-name="P1" draw:layer="layout" svg:width="2.5cm" svg:height="1.5cm" svg:x="5.25cm" svg:y="44.75cm" svg:viewBox="0 0 2501 1501" draw:points="0,1501 2501,1501 2501,0 0,0">
              <text:p/>
            </draw:polygon>
            <draw:polygon draw:style-name="gr2" draw:text-style-name="P2" draw:layer="layout" svg:width="2.5cm" svg:height="1.5cm" svg:x="5.25cm" svg:y="44.75cm" svg:viewBox="0 0 2501 1501" draw:points="0,1501 2501,1501 2501,0 0,0">
              <text:p/>
            </draw:polygon>
          </draw:g>
          <draw:frame draw:style-name="gr7" draw:text-style-name="P6" draw:layer="layout" svg:width="2.5cm" svg:height="1.5cm" svg:x="5.25cm" svg:y="44.75cm">
            <draw:text-box>
              <text:p text:style-name="P3"><text:span text:style-name="T1">添加代码、币别名称、记账汇率</text:span></text:p>
            </draw:text-box>
          </draw:frame>
        </draw:g>
        <draw:line draw:style-name="gr8" draw:text-style-name="P2" draw:layer="layout" svg:x1="6.5cm" svg:y1="43.25cm" svg:x2="6.5cm" svg:y2="44.75cm">
          <text:p/>
        </draw:line>
        <draw:g>
          <draw:g>
            <draw:polygon draw:style-name="gr1" draw:text-style-name="P1" draw:layer="layout" svg:width="2.5cm" svg:height="1.5cm" svg:x="5.25cm" svg:y="48cm" svg:viewBox="0 0 2501 1501" draw:points="0,1501 2501,1501 2501,0 0,0">
              <text:p/>
            </draw:polygon>
            <draw:polygon draw:style-name="gr2" draw:text-style-name="P2" draw:layer="layout" svg:width="2.5cm" svg:height="1.5cm" svg:x="5.25cm" svg:y="48cm" svg:viewBox="0 0 2501 1501" draw:points="0,1501 2501,1501 2501,0 0,0">
              <text:p/>
            </draw:polygon>
          </draw:g>
          <draw:frame draw:style-name="gr7" draw:text-style-name="P6" draw:layer="layout" svg:width="2.5cm" svg:height="1.5cm" svg:x="5.25cm" svg:y="48cm">
            <draw:text-box>
              <text:p text:style-name="P3"><text:span text:style-name="T1">添加人民币信息，系统默认</text:span></text:p>
            </draw:text-box>
          </draw:frame>
        </draw:g>
        <draw:line draw:style-name="gr9" draw:text-style-name="P2" draw:layer="layout" svg:x1="6.5cm" svg:y1="46.25cm" svg:x2="6.5cm" svg:y2="47.999cm">
          <text:p/>
        </draw:line>
        <draw:g>
          <draw:g>
            <draw:polygon draw:style-name="gr1" draw:text-style-name="P1" draw:layer="layout" svg:width="2.5cm" svg:height="1.5cm" svg:x="12.5cm" svg:y="44.75cm" svg:viewBox="0 0 2501 1501" draw:points="0,1501 2501,1501 2501,0 0,0">
              <text:p/>
            </draw:polygon>
            <draw:polygon draw:style-name="gr2" draw:text-style-name="P2" draw:layer="layout" svg:width="2.5cm" svg:height="1.5cm" svg:x="12.5cm" svg:y="44.75cm" svg:viewBox="0 0 2501 1501" draw:points="0,1501 2501,1501 2501,0 0,0">
              <text:p/>
            </draw:polygon>
          </draw:g>
          <draw:frame draw:style-name="gr7" draw:text-style-name="P6" draw:layer="layout" svg:width="2.5cm" svg:height="1.5cm" svg:x="12.5cm" svg:y="44.75cm">
            <draw:text-box>
              <text:p text:style-name="P3"><text:span text:style-name="T1">导入</text:span><text:span text:style-name="T1">/</text:span><text:span text:style-name="T1">添加会计准则的科目</text:span></text:p>
            </draw:text-box>
          </draw:frame>
        </draw:g>
        <draw:g>
          <draw:g>
            <draw:polygon draw:style-name="gr1" draw:text-style-name="P1" draw:layer="layout" svg:width="2.5cm" svg:height="1.5cm" svg:x="12.5cm" svg:y="48cm" svg:viewBox="0 0 2501 1501" draw:points="0,1501 2501,1501 2501,0 0,0">
              <text:p/>
            </draw:polygon>
            <draw:polygon draw:style-name="gr2" draw:text-style-name="P2" draw:layer="layout" svg:width="2.5cm" svg:height="1.5cm" svg:x="12.5cm" svg:y="48cm" svg:viewBox="0 0 2501 1501" draw:points="0,1501 2501,1501 2501,0 0,0">
              <text:p/>
            </draw:polygon>
          </draw:g>
          <draw:frame draw:style-name="gr7" draw:text-style-name="P6" draw:layer="layout" svg:width="2.5cm" svg:height="1.58cm" svg:x="12.5cm" svg:y="47.96cm">
            <draw:text-box>
              <text:p text:style-name="P3"><text:span text:style-name="T1">设置科目类别（添加、编辑、导入、删除）</text:span></text:p>
            </draw:text-box>
          </draw:frame>
        </draw:g>
        <draw:line draw:style-name="gr9" draw:text-style-name="P2" draw:layer="layout" svg:x1="13.75cm" svg:y1="46.25cm" svg:x2="13.75cm" svg:y2="48cm">
          <text:p/>
        </draw:line>
        <draw:g>
          <draw:g>
            <draw:polygon draw:style-name="gr1" draw:text-style-name="P1" draw:layer="layout" svg:width="2.5cm" svg:height="1.5cm" svg:x="5.625cm" svg:y="58.5cm" svg:viewBox="0 0 2501 1501" draw:points="0,1501 2501,1501 2501,0 0,0">
              <text:p/>
            </draw:polygon>
            <draw:polygon draw:style-name="gr2" draw:text-style-name="P2" draw:layer="layout" svg:width="2.5cm" svg:height="1.5cm" svg:x="5.625cm" svg:y="58.5cm" svg:viewBox="0 0 2501 1501" draw:points="0,1501 2501,1501 2501,0 0,0">
              <text:p/>
            </draw:polygon>
          </draw:g>
          <draw:frame draw:style-name="gr7" draw:text-style-name="P6" draw:layer="layout" svg:width="2.5cm" svg:height="1.5cm" svg:x="5.625cm" svg:y="58.5cm">
            <draw:text-box>
              <text:p text:style-name="P3"><text:span text:style-name="T1">资产类</text:span></text:p>
            </draw:text-box>
          </draw:frame>
        </draw:g>
        <draw:g>
          <draw:g>
            <draw:polygon draw:style-name="gr1" draw:text-style-name="P1" draw:layer="layout" svg:width="2.5cm" svg:height="1.5cm" svg:x="8.875cm" svg:y="58.5cm" svg:viewBox="0 0 2501 1501" draw:points="0,1501 2501,1501 2501,0 0,0">
              <text:p/>
            </draw:polygon>
            <draw:polygon draw:style-name="gr2" draw:text-style-name="P2" draw:layer="layout" svg:width="2.5cm" svg:height="1.5cm" svg:x="8.875cm" svg:y="58.5cm" svg:viewBox="0 0 2501 1501" draw:points="0,1501 2501,1501 2501,0 0,0">
              <text:p/>
            </draw:polygon>
          </draw:g>
          <draw:frame draw:style-name="gr7" draw:text-style-name="P6" draw:layer="layout" svg:width="2.5cm" svg:height="1.5cm" svg:x="8.875cm" svg:y="58.5cm">
            <draw:text-box>
              <text:p text:style-name="P3"><text:span text:style-name="T1">负债类</text:span></text:p>
            </draw:text-box>
          </draw:frame>
        </draw:g>
        <draw:g>
          <draw:g>
            <draw:polygon draw:style-name="gr1" draw:text-style-name="P1" draw:layer="layout" svg:width="2.5cm" svg:height="1.5cm" svg:x="15.71cm" svg:y="58.5cm" svg:viewBox="0 0 2501 1501" draw:points="0,1501 2501,1501 2501,0 0,0">
              <text:p/>
            </draw:polygon>
            <draw:polygon draw:style-name="gr2" draw:text-style-name="P2" draw:layer="layout" svg:width="2.5cm" svg:height="1.5cm" svg:x="15.71cm" svg:y="58.5cm" svg:viewBox="0 0 2501 1501" draw:points="0,1501 2501,1501 2501,0 0,0">
              <text:p/>
            </draw:polygon>
          </draw:g>
          <draw:frame draw:style-name="gr7" draw:text-style-name="P6" draw:layer="layout" svg:width="2.5cm" svg:height="1.5cm" svg:x="15.71cm" svg:y="58.5cm">
            <draw:text-box>
              <text:p text:style-name="P3"><text:span text:style-name="T1">权益类</text:span></text:p>
            </draw:text-box>
          </draw:frame>
        </draw:g>
        <draw:g>
          <draw:g>
            <draw:polygon draw:style-name="gr1" draw:text-style-name="P1" draw:layer="layout" svg:width="2.5cm" svg:height="1.5cm" svg:x="18.46cm" svg:y="58.5cm" svg:viewBox="0 0 2501 1501" draw:points="0,1501 2501,1501 2501,0 0,0">
              <text:p/>
            </draw:polygon>
            <draw:polygon draw:style-name="gr2" draw:text-style-name="P2" draw:layer="layout" svg:width="2.5cm" svg:height="1.5cm" svg:x="18.46cm" svg:y="58.5cm" svg:viewBox="0 0 2501 1501" draw:points="0,1501 2501,1501 2501,0 0,0">
              <text:p/>
            </draw:polygon>
          </draw:g>
          <draw:frame draw:style-name="gr7" draw:text-style-name="P6" draw:layer="layout" svg:width="2.5cm" svg:height="1.5cm" svg:x="18.46cm" svg:y="58.5cm">
            <draw:text-box>
              <text:p text:style-name="P3"><text:span text:style-name="T1">成本类</text:span></text:p>
            </draw:text-box>
          </draw:frame>
        </draw:g>
        <draw:g>
          <draw:g>
            <draw:polygon draw:style-name="gr1" draw:text-style-name="P1" draw:layer="layout" svg:width="2.5cm" svg:height="1.5cm" svg:x="21.211cm" svg:y="58.5cm" svg:viewBox="0 0 2501 1501" draw:points="0,1501 2501,1501 2501,0 0,0">
              <text:p/>
            </draw:polygon>
            <draw:polygon draw:style-name="gr2" draw:text-style-name="P2" draw:layer="layout" svg:width="2.5cm" svg:height="1.5cm" svg:x="21.211cm" svg:y="58.5cm" svg:viewBox="0 0 2501 1501" draw:points="0,1501 2501,1501 2501,0 0,0">
              <text:p/>
            </draw:polygon>
          </draw:g>
          <draw:frame draw:style-name="gr7" draw:text-style-name="P6" draw:layer="layout" svg:width="2.5cm" svg:height="1.5cm" svg:x="21.211cm" svg:y="58.5cm">
            <draw:text-box>
              <text:p text:style-name="P3"><text:span text:style-name="T1">损益类</text:span></text:p>
            </draw:text-box>
          </draw:frame>
        </draw:g>
        <draw:g>
          <draw:g>
            <draw:polygon draw:style-name="gr1" draw:text-style-name="P1" draw:layer="layout" svg:width="2.5cm" svg:height="1.5cm" svg:x="12.5cm" svg:y="58.5cm" svg:viewBox="0 0 2501 1501" draw:points="0,1501 2501,1501 2501,0 0,0">
              <text:p/>
            </draw:polygon>
            <draw:polygon draw:style-name="gr2" draw:text-style-name="P2" draw:layer="layout" svg:width="2.5cm" svg:height="1.5cm" svg:x="12.5cm" svg:y="58.5cm" svg:viewBox="0 0 2501 1501" draw:points="0,1501 2501,1501 2501,0 0,0">
              <text:p/>
            </draw:polygon>
          </draw:g>
          <draw:frame draw:style-name="gr7" draw:text-style-name="P6" draw:layer="layout" svg:width="2.5cm" svg:height="1.5cm" svg:x="12.5cm" svg:y="58.5cm">
            <draw:text-box>
              <text:p text:style-name="P3"><text:span text:style-name="T1">共同类</text:span></text:p>
            </draw:text-box>
          </draw:frame>
        </draw:g>
        <draw:line draw:style-name="gr8" draw:text-style-name="P2" draw:layer="layout" svg:x1="13.75cm" svg:y1="43.25cm" svg:x2="13.75cm" svg:y2="44.75cm">
          <text:p/>
        </draw:line>
        <draw:g>
          <draw:g>
            <draw:polygon draw:style-name="gr10" draw:text-style-name="P1" draw:layer="layout" svg:width="2.5cm" svg:height="1.5cm" svg:x="12.5cm" svg:y="41.75cm" svg:viewBox="0 0 2501 1501" draw:points="0,1501 2501,1501 2501,0 0,0">
              <text:p/>
            </draw:polygon>
            <draw:polygon draw:style-name="gr11" draw:text-style-name="P2" draw:layer="layout" svg:width="2.5cm" svg:height="1.5cm" svg:x="12.5cm" svg:y="41.75cm" svg:viewBox="0 0 2501 1501" draw:points="0,1501 2501,1501 2501,0 0,0">
              <text:p/>
            </draw:polygon>
          </draw:g>
          <draw:frame draw:style-name="gr12" draw:text-style-name="P2" draw:layer="layout" svg:width="2.5cm" svg:height="1.5cm" svg:x="12.5cm" svg:y="41.75cm">
            <draw:text-box>
              <text:p text:style-name="P3"><text:span text:style-name="T2">会计科目数据库</text:span></text:p>
            </draw:text-box>
          </draw:frame>
        </draw:g>
        <draw:polyline draw:style-name="gr8" draw:text-style-name="P2" draw:layer="layout" svg:width="6.875cm" svg:height="9cm" svg:x="6.875cm" svg:y="49.5cm" svg:viewBox="0 0 6876 9001" draw:points="6876,0 6876,8251 0,8251 0,9001">
          <text:p/>
        </draw:polyline>
        <draw:polyline draw:style-name="gr8" draw:text-style-name="P2" draw:layer="layout" svg:width="3.625cm" svg:height="9cm" svg:x="10.125cm" svg:y="49.5cm" svg:viewBox="0 0 3626 9001" draw:points="3626,0 3626,8251 0,8251 0,9001">
          <text:p/>
        </draw:polyline>
        <draw:polyline draw:style-name="gr8" draw:text-style-name="P2" draw:layer="layout" svg:width="3.211cm" svg:height="9cm" svg:x="13.75cm" svg:y="49.5cm" svg:viewBox="0 0 3212 9001" draw:points="0,0 0,8251 3212,8251 3212,9001">
          <text:p/>
        </draw:polyline>
        <draw:polyline draw:style-name="gr8" draw:text-style-name="P2" draw:layer="layout" svg:width="5.961cm" svg:height="9cm" svg:x="13.75cm" svg:y="49.5cm" svg:viewBox="0 0 5962 9001" draw:points="0,0 0,8251 5962,8251 5962,9001">
          <text:p/>
        </draw:polyline>
        <draw:polyline draw:style-name="gr8" draw:text-style-name="P2" draw:layer="layout" svg:width="8.71cm" svg:height="9cm" svg:x="13.75cm" svg:y="49.5cm" svg:viewBox="0 0 8711 9001" draw:points="0,0 0,8251 8711,8251 8711,9001">
          <text:p/>
        </draw:polyline>
        <draw:line draw:style-name="gr8" draw:text-style-name="P2" draw:layer="layout" svg:x1="13.75cm" svg:y1="49.5cm" svg:x2="13.75cm" svg:y2="58.499cm">
          <text:p/>
        </draw:line>
        <draw:g>
          <draw:g>
            <draw:polygon draw:style-name="gr1" draw:text-style-name="P1" draw:layer="layout" svg:width="2.5cm" svg:height="1.5cm" svg:x="12.5cm" svg:y="61.25cm" svg:viewBox="0 0 2501 1501" draw:points="0,1501 2501,1501 2501,0 0,0">
              <text:p/>
            </draw:polygon>
            <draw:polygon draw:style-name="gr2" draw:text-style-name="P2" draw:layer="layout" svg:width="2.5cm" svg:height="1.5cm" svg:x="12.5cm" svg:y="61.25cm" svg:viewBox="0 0 2501 1501" draw:points="0,1501 2501,1501 2501,0 0,0">
              <text:p/>
            </draw:polygon>
          </draw:g>
          <draw:frame draw:style-name="gr7" draw:text-style-name="P6" draw:layer="layout" svg:width="2.5cm" svg:height="1.5cm" svg:x="12.5cm" svg:y="61.25cm">
            <draw:text-box>
              <text:p text:style-name="P3"><text:span text:style-name="T1">选择一级科目</text:span></text:p>
            </draw:text-box>
          </draw:frame>
        </draw:g>
        <draw:g>
          <draw:g>
            <draw:polygon draw:style-name="gr1" draw:text-style-name="P1" draw:layer="layout" svg:width="2.5cm" svg:height="1.5cm" svg:x="12.5cm" svg:y="63.75cm" svg:viewBox="0 0 2501 1501" draw:points="0,1501 2501,1501 2501,0 0,0">
              <text:p/>
            </draw:polygon>
            <draw:polygon draw:style-name="gr2" draw:text-style-name="P2" draw:layer="layout" svg:width="2.5cm" svg:height="1.5cm" svg:x="12.5cm" svg:y="63.75cm" svg:viewBox="0 0 2501 1501" draw:points="0,1501 2501,1501 2501,0 0,0">
              <text:p/>
            </draw:polygon>
          </draw:g>
          <draw:frame draw:style-name="gr7" draw:text-style-name="P6" draw:layer="layout" svg:width="2.5cm" svg:height="1.5cm" svg:x="12.5cm" svg:y="63.75cm">
            <draw:text-box>
              <text:p text:style-name="P3"><text:span text:style-name="T1">编辑二级科目、三级科目、说明</text:span></text:p>
            </draw:text-box>
          </draw:frame>
        </draw:g>
        <draw:line draw:style-name="gr9" draw:text-style-name="P2" draw:layer="layout" svg:x1="13.75cm" svg:y1="60cm" svg:x2="13.75cm" svg:y2="61.25cm">
          <text:p/>
        </draw:line>
        <draw:line draw:style-name="gr9" draw:text-style-name="P2" draw:layer="layout" svg:x1="13.75cm" svg:y1="62.75cm" svg:x2="13.75cm" svg:y2="63.75cm">
          <text:p/>
        </draw:line>
        <draw:g>
          <draw:g>
            <draw:polygon draw:style-name="gr1" draw:text-style-name="P1" draw:layer="layout" svg:width="2.5cm" svg:height="1.5cm" svg:x="12.5cm" svg:y="66.75cm" svg:viewBox="0 0 2501 1501" draw:points="0,1501 2501,1501 2501,0 0,0">
              <text:p/>
            </draw:polygon>
            <draw:polygon draw:style-name="gr2" draw:text-style-name="P2" draw:layer="layout" svg:width="2.5cm" svg:height="1.5cm" svg:x="12.5cm" svg:y="66.75cm" svg:viewBox="0 0 2501 1501" draw:points="0,1501 2501,1501 2501,0 0,0">
              <text:p/>
            </draw:polygon>
          </draw:g>
          <draw:frame draw:style-name="gr7" draw:text-style-name="P6" draw:layer="layout" svg:width="2.5cm" svg:height="1.5cm" svg:x="12.5cm" svg:y="66.75cm">
            <draw:text-box>
              <text:p text:style-name="P3"><text:span text:style-name="T1">自动对应代码</text:span></text:p>
            </draw:text-box>
          </draw:frame>
        </draw:g>
        <draw:line draw:style-name="gr8" draw:text-style-name="P2" draw:layer="layout" svg:x1="13.75cm" svg:y1="65.25cm" svg:x2="13.75cm" svg:y2="66.749cm">
          <text:p/>
        </draw:line>
        <draw:g>
          <draw:g>
            <draw:polygon draw:style-name="gr10" draw:text-style-name="P1" draw:layer="layout" svg:width="2.5cm" svg:height="2.4cm" svg:x="17.5cm" svg:y="66.3cm" svg:viewBox="0 0 2501 2401" draw:points="0,2401 2501,2401 2501,0 0,0">
              <text:p/>
            </draw:polygon>
            <draw:polygon draw:style-name="gr11" draw:text-style-name="P2" draw:layer="layout" svg:width="2.5cm" svg:height="2.4cm" svg:x="17.5cm" svg:y="66.3cm" svg:viewBox="0 0 2501 2401" draw:points="0,2401 2501,2401 2501,0 0,0">
              <text:p/>
            </draw:polygon>
          </draw:g>
          <draw:frame draw:style-name="gr13" draw:text-style-name="P2" draw:layer="layout" svg:width="2.5cm" svg:height="3.497cm" svg:x="17.5cm" svg:y="65.752cm">
            <draw:text-box>
              <text:p text:style-name="P3"><text:span text:style-name="T2">如：银行存款一级科目代码为：</text:span><text:span text:style-name="T2">1001</text:span></text:p>
              <text:p text:style-name="P3"><text:span text:style-name="T2">二级科目为</text:span><text:span text:style-name="T2">100101</text:span><text:span text:style-name="T2">，三级科目为</text:span><text:span text:style-name="T2">10010101</text:span></text:p>
              <text:p text:style-name="P3"><text:span text:style-name="T2">如此类推</text:span></text:p>
            </draw:text-box>
          </draw:frame>
        </draw:g>
        <draw:line draw:style-name="gr8" draw:text-style-name="P2" draw:layer="layout" svg:x1="15cm" svg:y1="67.5cm" svg:x2="17.499cm" svg:y2="67.5cm">
          <text:p/>
        </draw:line>
        <draw:g>
          <draw:g>
            <draw:path draw:style-name="gr4" draw:text-style-name="P5" draw:layer="layout" svg:width="2.48cm" svg:height="1cm" svg:x="12.5cm" svg:y="69.75cm" svg:viewBox="0 0 2481 1001" svg:d="M500 1001h1503c84-4 154-24 227-67 80-46 138-103 184-183s67-158 67-251c0-92-21-170-67-250s-104-137-184-183c-73-43-143-63-227-67h-1503c-92 0-170 21-250 67-79 46-137 103-183 183s-67 158-67 251c0 92 21 170 67 250s104 137 183 183c80 46 158 67 250 67z">
              <text:p/>
            </draw:path>
            <draw:path draw:style-name="gr5" draw:text-style-name="P2" draw:layer="layout" svg:width="2.48cm" svg:height="1cm" svg:x="12.5cm" svg:y="69.75cm" svg:viewBox="0 0 2481 1001" svg:d="M500 1001h1503c84-4 154-24 227-67 80-46 138-103 184-183s67-158 67-251c0-92-21-170-67-250s-104-137-184-183c-73-43-143-63-227-67h-1503c-92 0-170 21-250 67-79 46-137 103-183 183s-67 158-67 251c0 92 21 170 67 250s104 137 183 183c80 46 158 67 250 67z">
              <text:p/>
            </draw:path>
          </draw:g>
          <draw:frame draw:style-name="gr6" draw:text-style-name="P2" draw:layer="layout" svg:width="2.5cm" svg:height="1cm" svg:x="12.5cm" svg:y="69.75cm">
            <draw:text-box>
              <text:p text:style-name="P3"><text:span text:style-name="T1">结束</text:span></text:p>
            </draw:text-box>
          </draw:frame>
        </draw:g>
        <draw:line draw:style-name="gr8" draw:text-style-name="P2" draw:layer="layout" svg:x1="13.75cm" svg:y1="68.25cm" svg:x2="13.75cm" svg:y2="69.75cm">
          <text:p/>
        </draw:line>
        <draw:polyline draw:style-name="gr8" draw:text-style-name="P2" draw:layer="layout" svg:width="1.5cm" svg:height="3.75cm" svg:x="6.5cm" svg:y="38cm" svg:viewBox="0 0 1501 3751" draw:points="1501,0 0,0 0,3751">
          <text:p/>
        </draw:polyline>
        <draw:line draw:style-name="gr8" draw:text-style-name="P2" draw:layer="layout" svg:x1="13.75cm" svg:y1="38.5cm" svg:x2="13.75cm" svg:y2="41.749cm">
          <text:p/>
        </draw:line>
        <draw:g>
          <draw:g>
            <draw:polygon draw:style-name="gr10" draw:text-style-name="P1" draw:layer="layout" svg:width="2.5cm" svg:height="1.5cm" svg:x="17.299cm" svg:y="41.799cm" svg:viewBox="0 0 2501 1501" draw:points="0,1501 2501,1501 2501,0 0,0">
              <text:p/>
            </draw:polygon>
            <draw:polygon draw:style-name="gr11" draw:text-style-name="P2" draw:layer="layout" svg:width="2.5cm" svg:height="1.5cm" svg:x="17.299cm" svg:y="41.799cm" svg:viewBox="0 0 2501 1501" draw:points="0,1501 2501,1501 2501,0 0,0">
              <text:p/>
            </draw:polygon>
          </draw:g>
          <draw:frame draw:style-name="gr12" draw:text-style-name="P2" draw:layer="layout" svg:width="2.5cm" svg:height="1.5cm" svg:x="17.299cm" svg:y="41.799cm">
            <draw:text-box>
              <text:p text:style-name="P3"><text:span text:style-name="T2">核算部门</text:span></text:p>
            </draw:text-box>
          </draw:frame>
        </draw:g>
        <draw:polyline draw:style-name="gr8" draw:text-style-name="P2" draw:layer="layout" svg:width="3.5cm" svg:height="3.75cm" svg:x="15cm" svg:y="38cm" svg:viewBox="0 0 3501 3751" draw:points="0,0 3501,0 3501,3751">
          <text:p/>
        </draw:polyline>
        <draw:polyline draw:style-name="gr8" draw:text-style-name="P2" draw:layer="layout" svg:width="0cm" svg:height="1.499cm" svg:x="18.5cm" svg:y="43.25cm" svg:viewBox="0 0 0 1500" draw:points="0,0 0,750 0,1500">
          <text:p/>
        </draw:polyline>
        <draw:g>
          <draw:g>
            <draw:polygon draw:style-name="gr10" draw:text-style-name="P1" draw:layer="layout" svg:width="2.5cm" svg:height="1.5cm" svg:x="17.25cm" svg:y="44.75cm" svg:viewBox="0 0 2501 1501" draw:points="0,1501 2501,1501 2501,0 0,0">
              <text:p/>
            </draw:polygon>
            <draw:polygon draw:style-name="gr11" draw:text-style-name="P2" draw:layer="layout" svg:width="2.5cm" svg:height="1.5cm" svg:x="17.25cm" svg:y="44.75cm" svg:viewBox="0 0 2501 1501" draw:points="0,1501 2501,1501 2501,0 0,0">
              <text:p/>
            </draw:polygon>
          </draw:g>
          <draw:frame draw:style-name="gr12" draw:text-style-name="P2" draw:layer="layout" svg:width="2.5cm" svg:height="1.5cm" svg:x="17.25cm" svg:y="44.75cm">
            <draw:text-box>
              <text:p text:style-name="P3"><text:span text:style-name="T2">添加部门信息</text:span><text:span text:style-name="T2">/</text:span><text:span text:style-name="T2">项目名称</text:span><text:span text:style-name="T2">/</text:span><text:span text:style-name="T2">职员</text:span></text:p>
            </draw:text-box>
          </draw:frame>
        </draw:g>
        <draw:g>
          <draw:g>
            <draw:polygon draw:style-name="gr10" draw:text-style-name="P1" draw:layer="layout" svg:width="2.5cm" svg:height="1.5cm" svg:x="1.75cm" svg:y="41.75cm" svg:viewBox="0 0 2501 1501" draw:points="0,1501 2501,1501 2501,0 0,0">
              <text:p/>
            </draw:polygon>
            <draw:polygon draw:style-name="gr11" draw:text-style-name="P2" draw:layer="layout" svg:width="2.5cm" svg:height="1.5cm" svg:x="1.75cm" svg:y="41.75cm" svg:viewBox="0 0 2501 1501" draw:points="0,1501 2501,1501 2501,0 0,0">
              <text:p/>
            </draw:polygon>
          </draw:g>
          <draw:frame draw:style-name="gr12" draw:text-style-name="P2" draw:layer="layout" svg:width="2.5cm" svg:height="1.5cm" svg:x="1.75cm" svg:y="41.75cm">
            <draw:text-box>
              <text:p text:style-name="P3"><text:span text:style-name="T2">公司基本情况</text:span></text:p>
            </draw:text-box>
          </draw:frame>
        </draw:g>
        <draw:polyline draw:style-name="gr8" draw:text-style-name="P2" draw:layer="layout" svg:width="9.5cm" svg:height="3.75cm" svg:x="3cm" svg:y="38cm" svg:viewBox="0 0 9501 3751" draw:points="9501,0 0,0 0,3751">
          <text:p/>
        </draw:polyline>
        <draw:g>
          <draw:g>
            <draw:polygon draw:style-name="gr10" draw:text-style-name="P1" draw:layer="layout" svg:width="2.5cm" svg:height="2.3cm" svg:x="1.75cm" svg:y="44.7cm" svg:viewBox="0 0 2501 2301" draw:points="0,2301 2501,2301 2501,0 0,0">
              <text:p/>
            </draw:polygon>
            <draw:polygon draw:style-name="gr11" draw:text-style-name="P2" draw:layer="layout" svg:width="2.5cm" svg:height="2.3cm" svg:x="1.75cm" svg:y="44.7cm" svg:viewBox="0 0 2501 2301" draw:points="0,2301 2501,2301 2501,0 0,0">
              <text:p/>
            </draw:polygon>
          </draw:g>
          <draw:frame draw:style-name="gr14" draw:text-style-name="P2" draw:layer="layout" svg:width="2.5cm" svg:height="2.594cm" svg:x="1.75cm" svg:y="44.553cm">
            <draw:text-box>
              <text:p text:style-name="P3"><text:span text:style-name="T2">添加公司名称，税号，地址，电话，开户银行，银行账号，公司规模形式，备注</text:span></text:p>
            </draw:text-box>
          </draw:frame>
        </draw:g>
        <draw:line draw:style-name="gr8" draw:text-style-name="P2" draw:layer="layout" svg:x1="3cm" svg:y1="43.25cm" svg:x2="3cm" svg:y2="44.699cm">
          <text:p/>
        </draw:line>
        <draw:g>
          <draw:g>
            <draw:polygon draw:style-name="gr10" draw:text-style-name="P1" draw:layer="layout" svg:width="2.5cm" svg:height="1.5cm" svg:x="21.25cm" svg:y="41.75cm" svg:viewBox="0 0 2501 1501" draw:points="0,1501 2501,1501 2501,0 0,0">
              <text:p/>
            </draw:polygon>
            <draw:polygon draw:style-name="gr11" draw:text-style-name="P2" draw:layer="layout" svg:width="2.5cm" svg:height="1.5cm" svg:x="21.25cm" svg:y="41.75cm" svg:viewBox="0 0 2501 1501" draw:points="0,1501 2501,1501 2501,0 0,0">
              <text:p/>
            </draw:polygon>
          </draw:g>
          <draw:frame draw:style-name="gr12" draw:text-style-name="P2" draw:layer="layout" svg:width="2.5cm" svg:height="1.5cm" svg:x="21.25cm" svg:y="41.75cm">
            <draw:text-box>
              <text:p text:style-name="P3"><text:span text:style-name="T2">凭证字</text:span></text:p>
            </draw:text-box>
          </draw:frame>
        </draw:g>
        <draw:polyline draw:style-name="gr8" draw:text-style-name="P2" draw:layer="layout" svg:width="7.5cm" svg:height="3.75cm" svg:x="15cm" svg:y="38cm" svg:viewBox="0 0 7501 3751" draw:points="0,0 7501,0 7501,3751">
          <text:p/>
        </draw:polyline>
        <draw:g>
          <draw:g>
            <draw:polygon draw:style-name="gr10" draw:text-style-name="P1" draw:layer="layout" svg:width="2.5cm" svg:height="1.5cm" svg:x="21.25cm" svg:y="44.75cm" svg:viewBox="0 0 2501 1501" draw:points="0,1501 2501,1501 2501,0 0,0">
              <text:p/>
            </draw:polygon>
            <draw:polygon draw:style-name="gr11" draw:text-style-name="P2" draw:layer="layout" svg:width="2.5cm" svg:height="1.5cm" svg:x="21.25cm" svg:y="44.75cm" svg:viewBox="0 0 2501 1501" draw:points="0,1501 2501,1501 2501,0 0,0">
              <text:p/>
            </draw:polygon>
          </draw:g>
          <draw:frame draw:style-name="gr12" draw:text-style-name="P2" draw:layer="layout" svg:width="2.5cm" svg:height="1.5cm" svg:x="21.25cm" svg:y="44.75cm">
            <draw:text-box>
              <text:p text:style-name="P3"><text:span text:style-name="T2">添加收款</text:span><text:span text:style-name="T2">/</text:span><text:span text:style-name="T2">付款</text:span><text:span text:style-name="T2">/</text:span><text:span text:style-name="T2">转账</text:span></text:p>
            </draw:text-box>
          </draw:frame>
        </draw:g>
        <draw:line draw:style-name="gr8" draw:text-style-name="P2" draw:layer="layout" svg:x1="22.5cm" svg:y1="43.25cm" svg:x2="22.5cm" svg:y2="44.75cm">
          <text:p/>
        </draw:line>
        <draw:g>
          <draw:g>
            <draw:polygon draw:style-name="gr10" draw:text-style-name="P1" draw:layer="layout" svg:width="2.5cm" svg:height="1.5cm" svg:x="8.75cm" svg:y="41.75cm" svg:viewBox="0 0 2501 1501" draw:points="0,1501 2501,1501 2501,0 0,0">
              <text:p/>
            </draw:polygon>
            <draw:polygon draw:style-name="gr11" draw:text-style-name="P2" draw:layer="layout" svg:width="2.5cm" svg:height="1.5cm" svg:x="8.75cm" svg:y="41.75cm" svg:viewBox="0 0 2501 1501" draw:points="0,1501 2501,1501 2501,0 0,0">
              <text:p/>
            </draw:polygon>
          </draw:g>
          <draw:frame draw:style-name="gr12" draw:text-style-name="P2" draw:layer="layout" svg:width="2.5cm" svg:height="1.5cm" svg:x="8.75cm" svg:y="41.75cm">
            <draw:text-box>
              <text:p text:style-name="P3"><text:span text:style-name="T2">往来单位</text:span></text:p>
            </draw:text-box>
          </draw:frame>
        </draw:g>
        <draw:g>
          <draw:g>
            <draw:polygon draw:style-name="gr10" draw:text-style-name="P1" draw:layer="layout" svg:width="2.5cm" svg:height="1.5cm" svg:x="8.75cm" svg:y="44.75cm" svg:viewBox="0 0 2501 1501" draw:points="0,1501 2501,1501 2501,0 0,0">
              <text:p/>
            </draw:polygon>
            <draw:polygon draw:style-name="gr11" draw:text-style-name="P2" draw:layer="layout" svg:width="2.5cm" svg:height="1.5cm" svg:x="8.75cm" svg:y="44.75cm" svg:viewBox="0 0 2501 1501" draw:points="0,1501 2501,1501 2501,0 0,0">
              <text:p/>
            </draw:polygon>
          </draw:g>
          <draw:frame draw:style-name="gr15" draw:text-style-name="P6" draw:layer="layout" svg:width="2.5cm" svg:height="1.5cm" svg:x="8.75cm" svg:y="44.75cm">
            <draw:text-box>
              <text:p text:style-name="P3"><text:span text:style-name="T2">添加往来单位的基本信息</text:span></text:p>
            </draw:text-box>
          </draw:frame>
        </draw:g>
        <draw:line draw:style-name="gr8" draw:text-style-name="P2" draw:layer="layout" svg:x1="10cm" svg:y1="43.25cm" svg:x2="10cm" svg:y2="44.75cm">
          <text:p/>
        </draw:line>
        <draw:polyline draw:style-name="gr8" draw:text-style-name="P2" draw:layer="layout" svg:width="2.5cm" svg:height="3.75cm" svg:x="10cm" svg:y="38cm" svg:viewBox="0 0 2501 3751" draw:points="2501,0 0,0 0,3751">
          <text:p/>
        </draw:polyline>
        <draw:g>
          <draw:g>
            <draw:polygon draw:style-name="gr10" draw:text-style-name="P1" draw:layer="layout" svg:width="2.5cm" svg:height="1.5cm" svg:x="25cm" svg:y="41.75cm" svg:viewBox="0 0 2501 1501" draw:points="0,1501 2501,1501 2501,0 0,0">
              <text:p/>
            </draw:polygon>
            <draw:polygon draw:style-name="gr11" draw:text-style-name="P2" draw:layer="layout" svg:width="2.5cm" svg:height="1.5cm" svg:x="25cm" svg:y="41.75cm" svg:viewBox="0 0 2501 1501" draw:points="0,1501 2501,1501 2501,0 0,0">
              <text:p/>
            </draw:polygon>
          </draw:g>
          <draw:frame draw:style-name="gr12" draw:text-style-name="P2" draw:layer="layout" svg:width="2.5cm" svg:height="1.5cm" svg:x="25cm" svg:y="41.75cm">
            <draw:text-box>
              <text:p text:style-name="P3"><text:span text:style-name="T2">摘要</text:span></text:p>
            </draw:text-box>
          </draw:frame>
        </draw:g>
        <draw:polyline draw:style-name="gr8" draw:text-style-name="P2" draw:layer="layout" svg:width="11.25cm" svg:height="3.75cm" svg:x="15cm" svg:y="38cm" svg:viewBox="0 0 11251 3751" draw:points="0,0 11251,0 11251,3751">
          <text:p/>
        </draw:polyline>
        <draw:g>
          <draw:g>
            <draw:polygon draw:style-name="gr10" draw:text-style-name="P1" draw:layer="layout" svg:width="2.5cm" svg:height="2cm" svg:x="25cm" svg:y="44.5cm" svg:viewBox="0 0 2501 2001" draw:points="0,2001 2501,2001 2501,0 0,0">
              <text:p/>
            </draw:polygon>
            <draw:polygon draw:style-name="gr11" draw:text-style-name="P2" draw:layer="layout" svg:width="2.5cm" svg:height="2cm" svg:x="25cm" svg:y="44.5cm" svg:viewBox="0 0 2501 2001" draw:points="0,2001 2501,2001 2501,0 0,0">
              <text:p/>
            </draw:polygon>
          </draw:g>
          <draw:frame draw:style-name="gr16" draw:text-style-name="P2" draw:layer="layout" svg:width="2.5cm" svg:height="3.101cm" svg:x="25cm" svg:y="43.95cm">
            <draw:text-box>
              <text:p text:style-name="P3"><text:span text:style-name="T2">添加基本的：提现</text:span><text:span text:style-name="T2">/</text:span><text:span text:style-name="T2">存现</text:span><text:span text:style-name="T2">/</text:span><text:span text:style-name="T2">计提本月工资</text:span><text:span text:style-name="T2">/</text:span><text:span text:style-name="T2">支付本月社保</text:span><text:span text:style-name="T2">/</text:span><text:span text:style-name="T2">本月服务收入</text:span><text:span text:style-name="T2">/</text:span><text:span text:style-name="T2">收到货款</text:span><text:span text:style-name="T2">/</text:span><text:span text:style-name="T2">支付货款</text:span></text:p>
            </draw:text-box>
          </draw:frame>
        </draw:g>
        <draw:line draw:style-name="gr8" draw:text-style-name="P2" draw:layer="layout" svg:x1="26.25cm" svg:y1="43.25cm" svg:x2="26.25cm" svg:y2="44.499cm">
          <text:p/>
        </draw:line>
        <draw:g>
          <draw:g>
            <draw:path draw:style-name="gr4" draw:text-style-name="P5" draw:layer="layout" svg:width="2.501cm" svg:height="1cm" svg:x="6.75cm" svg:y="29cm" svg:viewBox="0 0 2502 1001" svg:d="M500 1001h1502c92 0 170-21 250-67s137-103 183-183 67-158 67-251c0-92-21-170-67-250s-103-137-183-183-158-67-250-67h-1502c-92 0-170 21-250 67s-137 103-183 183-67 158-67 251c0 92 21 170 67 250s103 137 183 183 158 67 250 67z">
              <text:p/>
            </draw:path>
            <draw:path draw:style-name="gr5" draw:text-style-name="P2" draw:layer="layout" svg:width="2.501cm" svg:height="1cm" svg:x="6.75cm" svg:y="29cm" svg:viewBox="0 0 2502 1001" svg:d="M500 1001h1502c92 0 170-21 250-67s137-103 183-183 67-158 67-251c0-92-21-170-67-250s-103-137-183-183-158-67-250-67h-1502c-92 0-170 21-250 67s-137 103-183 183-67 158-67 251c0 92 21 170 67 250s103 137 183 183 158 67 250 67z">
              <text:p/>
            </draw:path>
          </draw:g>
          <draw:frame draw:style-name="gr6" draw:text-style-name="P2" draw:layer="layout" svg:width="2.5cm" svg:height="1cm" svg:x="6.75cm" svg:y="29cm">
            <draw:text-box>
              <text:p text:style-name="P3"><text:span text:style-name="T1">系统初始化</text:span></text:p>
            </draw:text-box>
          </draw:frame>
        </draw:g>
        <draw:g>
          <draw:g>
            <draw:path draw:style-name="gr4" draw:text-style-name="P5" draw:layer="layout" svg:width="2.5cm" svg:height="1cm" svg:x="14.125cm" svg:y="22.07cm" svg:viewBox="0 0 2501 1001" svg:d="M500 1001h1501c92 0 170-21 250-67s137-103 183-183 67-158 67-251c0-92-21-170-67-250s-103-137-183-183-158-67-250-67h-1501c-92 0-170 21-250 67s-137 103-183 183-67 158-67 251c0 92 21 170 67 250s103 137 183 183 158 67 250 67z">
              <text:p/>
            </draw:path>
            <draw:path draw:style-name="gr5" draw:text-style-name="P2" draw:layer="layout" svg:width="2.5cm" svg:height="1cm" svg:x="14.125cm" svg:y="22.07cm" svg:viewBox="0 0 2501 1001" svg:d="M500 1001h1501c92 0 170-21 250-67s137-103 183-183 67-158 67-251c0-92-21-170-67-250s-103-137-183-183-158-67-250-67h-1501c-92 0-170 21-250 67s-137 103-183 183-67 158-67 251c0 92 21 170 67 250s103 137 183 183 158 67 250 67z">
              <text:p/>
            </draw:path>
          </draw:g>
          <draw:frame draw:style-name="gr6" draw:text-style-name="P2" draw:layer="layout" svg:width="2.5cm" svg:height="1cm" svg:x="14.125cm" svg:y="22.07cm">
            <draw:text-box>
              <text:p text:style-name="P3"><text:span text:style-name="T2">账务初始化</text:span></text:p>
            </draw:text-box>
          </draw:frame>
        </draw:g>
        <draw:polyline draw:style-name="gr8" draw:text-style-name="P2" draw:layer="layout" svg:width="5.75cm" svg:height="7.5cm" svg:x="8cm" svg:y="30cm" svg:viewBox="0 0 5751 7501" draw:points="0,0 0,6751 5751,6751 5751,7501">
          <text:p/>
        </draw:polyline>
        <draw:g>
          <draw:g>
            <draw:polygon draw:style-name="gr10" draw:text-style-name="P1" draw:layer="layout" svg:width="2.5cm" svg:height="0.925cm" svg:x="18.941cm" svg:y="22.145cm" svg:viewBox="0 0 2501 926" draw:points="0,926 2501,926 2501,0 0,0">
              <text:p/>
            </draw:polygon>
            <draw:polygon draw:style-name="gr11" draw:text-style-name="P2" draw:layer="layout" svg:width="2.5cm" svg:height="0.925cm" svg:x="18.941cm" svg:y="22.145cm" svg:viewBox="0 0 2501 926" draw:points="0,926 2501,926 2501,0 0,0">
              <text:p/>
            </draw:polygon>
          </draw:g>
          <draw:frame draw:style-name="gr17" draw:text-style-name="P2" draw:layer="layout" svg:width="2.5cm" svg:height="0.925cm" svg:x="18.941cm" svg:y="22.145cm">
            <draw:text-box>
              <text:p text:style-name="P3"><text:span text:style-name="T2">货币</text:span></text:p>
            </draw:text-box>
          </draw:frame>
        </draw:g>
        <draw:g>
          <draw:g>
            <draw:polygon draw:style-name="gr10" draw:text-style-name="P1" draw:layer="layout" svg:width="2.5cm" svg:height="0.925cm" svg:x="18.941cm" svg:y="17.294cm" svg:viewBox="0 0 2501 926" draw:points="0,926 2501,926 2501,0 0,0">
              <text:p/>
            </draw:polygon>
            <draw:polygon draw:style-name="gr11" draw:text-style-name="P2" draw:layer="layout" svg:width="2.5cm" svg:height="0.925cm" svg:x="18.941cm" svg:y="17.294cm" svg:viewBox="0 0 2501 926" draw:points="0,926 2501,926 2501,0 0,0">
              <text:p/>
            </draw:polygon>
          </draw:g>
          <draw:frame draw:style-name="gr17" draw:text-style-name="P2" draw:layer="layout" svg:width="2.5cm" svg:height="0.925cm" svg:x="18.941cm" svg:y="17.294cm">
            <draw:text-box>
              <text:p text:style-name="P3"><text:span text:style-name="T2">公司名称</text:span></text:p>
            </draw:text-box>
          </draw:frame>
        </draw:g>
        <draw:g>
          <draw:g>
            <draw:polygon draw:style-name="gr10" draw:text-style-name="P1" draw:layer="layout" svg:width="2.5cm" svg:height="0.925cm" svg:x="18.914cm" svg:y="19.719cm" svg:viewBox="0 0 2501 926" draw:points="0,926 2501,926 2501,0 0,0">
              <text:p/>
            </draw:polygon>
            <draw:polygon draw:style-name="gr11" draw:text-style-name="P2" draw:layer="layout" svg:width="2.5cm" svg:height="0.925cm" svg:x="18.914cm" svg:y="19.719cm" svg:viewBox="0 0 2501 926" draw:points="0,926 2501,926 2501,0 0,0">
              <text:p/>
            </draw:polygon>
          </draw:g>
          <draw:frame draw:style-name="gr17" draw:text-style-name="P2" draw:layer="layout" svg:width="2.5cm" svg:height="0.925cm" svg:x="18.914cm" svg:y="19.719cm">
            <draw:text-box>
              <text:p text:style-name="P3"><text:span text:style-name="T2">会计制度</text:span></text:p>
            </draw:text-box>
          </draw:frame>
        </draw:g>
        <draw:g>
          <draw:g>
            <draw:polygon draw:style-name="gr10" draw:text-style-name="P1" draw:layer="layout" svg:width="3.25cm" svg:height="0.925cm" svg:x="23.625cm" svg:y="19.719cm" svg:viewBox="0 0 3251 926" draw:points="0,926 3251,926 3251,0 0,0">
              <text:p/>
            </draw:polygon>
            <draw:polygon draw:style-name="gr11" draw:text-style-name="P2" draw:layer="layout" svg:width="3.25cm" svg:height="0.925cm" svg:x="23.625cm" svg:y="19.719cm" svg:viewBox="0 0 3251 926" draw:points="0,926 3251,926 3251,0 0,0">
              <text:p/>
            </draw:polygon>
          </draw:g>
          <draw:frame draw:style-name="gr17" draw:text-style-name="P2" draw:layer="layout" svg:width="3.25cm" svg:height="1.469cm" svg:x="23.625cm" svg:y="19.447cm">
            <draw:text-box>
              <text:p text:style-name="P3"><text:span text:style-name="T2">小企业会计制度</text:span><text:span text:style-name="T2">/</text:span><text:span text:style-name="T2">企业会计制度</text:span><text:span text:style-name="T2">/</text:span><text:span text:style-name="T2">小企业会计准则</text:span><text:span text:style-name="T2">/</text:span></text:p>
            </draw:text-box>
          </draw:frame>
        </draw:g>
        <draw:g>
          <draw:g>
            <draw:polygon draw:style-name="gr10" draw:text-style-name="P1" draw:layer="layout" svg:width="2.5cm" svg:height="0.925cm" svg:x="18.941cm" svg:y="24.57cm" svg:viewBox="0 0 2501 926" draw:points="0,926 2501,926 2501,0 0,0">
              <text:p/>
            </draw:polygon>
            <draw:polygon draw:style-name="gr11" draw:text-style-name="P2" draw:layer="layout" svg:width="2.5cm" svg:height="0.925cm" svg:x="18.941cm" svg:y="24.57cm" svg:viewBox="0 0 2501 926" draw:points="0,926 2501,926 2501,0 0,0">
              <text:p/>
            </draw:polygon>
          </draw:g>
          <draw:frame draw:style-name="gr17" draw:text-style-name="P2" draw:layer="layout" svg:width="2.5cm" svg:height="0.925cm" svg:x="18.941cm" svg:y="24.57cm">
            <draw:text-box>
              <text:p text:style-name="P3"><text:span text:style-name="T2">会计科目等级</text:span></text:p>
            </draw:text-box>
          </draw:frame>
        </draw:g>
        <draw:g>
          <draw:g>
            <draw:polygon draw:style-name="gr10" draw:text-style-name="P1" draw:layer="layout" svg:width="2.5cm" svg:height="0.925cm" svg:x="18.941cm" svg:y="26.996cm" svg:viewBox="0 0 2501 926" draw:points="0,926 2501,926 2501,0 0,0">
              <text:p/>
            </draw:polygon>
            <draw:polygon draw:style-name="gr11" draw:text-style-name="P2" draw:layer="layout" svg:width="2.5cm" svg:height="0.925cm" svg:x="18.941cm" svg:y="26.996cm" svg:viewBox="0 0 2501 926" draw:points="0,926 2501,926 2501,0 0,0">
              <text:p/>
            </draw:polygon>
          </draw:g>
          <draw:frame draw:style-name="gr17" draw:text-style-name="P2" draw:layer="layout" svg:width="2.5cm" svg:height="0.925cm" svg:x="18.941cm" svg:y="26.996cm">
            <draw:text-box>
              <text:p text:style-name="P3"><text:span text:style-name="T2">会计期间</text:span></text:p>
            </draw:text-box>
          </draw:frame>
        </draw:g>
        <draw:polyline draw:style-name="gr8" draw:text-style-name="P2" draw:layer="layout" svg:width="2.316cm" svg:height="4.814cm" svg:x="16.625cm" svg:y="17.757cm" svg:viewBox="0 0 2317 4815" draw:points="0,4815 751,4815 751,0 2317,0">
          <text:p/>
        </draw:polyline>
        <draw:polyline draw:style-name="gr8" draw:text-style-name="P2" draw:layer="layout" svg:width="2.29cm" svg:height="2.388cm" svg:x="16.625cm" svg:y="20.182cm" svg:viewBox="0 0 2291 2389" draw:points="0,2389 751,2389 751,0 2291,0">
          <text:p/>
        </draw:polyline>
        <draw:polyline draw:style-name="gr8" draw:text-style-name="P2" draw:layer="layout" svg:width="2.316cm" svg:height="0.037cm" svg:x="16.625cm" svg:y="22.57cm" svg:viewBox="0 0 2317 38" draw:points="0,0 751,0 751,38 2317,38">
          <text:p/>
        </draw:polyline>
        <draw:polyline draw:style-name="gr8" draw:text-style-name="P2" draw:layer="layout" svg:width="2.316cm" svg:height="2.463cm" svg:x="16.625cm" svg:y="22.57cm" svg:viewBox="0 0 2317 2464" draw:points="0,0 751,0 751,2464 2317,2464">
          <text:p/>
        </draw:polyline>
        <draw:polyline draw:style-name="gr8" draw:text-style-name="P2" draw:layer="layout" svg:width="2.316cm" svg:height="4.888cm" svg:x="16.625cm" svg:y="22.57cm" svg:viewBox="0 0 2317 4889" draw:points="0,0 751,0 751,4889 2317,4889">
          <text:p/>
        </draw:polyline>
        <draw:line draw:style-name="gr8" draw:text-style-name="P2" draw:layer="layout" svg:x1="21.414cm" svg:y1="20.182cm" svg:x2="23.624cm" svg:y2="20.182cm">
          <text:p/>
        </draw:line>
        <draw:g>
          <draw:g>
            <draw:polygon draw:style-name="gr10" draw:text-style-name="P1" draw:layer="layout" svg:width="3.25cm" svg:height="1.333cm" svg:x="24.125cm" svg:y="23.254cm" svg:viewBox="0 0 3251 1334" draw:points="0,1334 3251,1334 3251,0 0,0">
              <text:p/>
            </draw:polygon>
            <draw:polygon draw:style-name="gr11" draw:text-style-name="P2" draw:layer="layout" svg:width="3.25cm" svg:height="1.333cm" svg:x="24.125cm" svg:y="23.254cm" svg:viewBox="0 0 3251 1334" draw:points="0,1334 3251,1334 3251,0 0,0">
              <text:p/>
            </draw:polygon>
          </draw:g>
          <draw:frame draw:style-name="gr18" draw:text-style-name="P2" draw:layer="layout" svg:width="3.25cm" svg:height="1.58cm" svg:x="24.125cm" svg:y="23.131cm">
            <draw:text-box>
              <text:p text:style-name="P3"><text:span text:style-name="T2">一级会计科目：</text:span><text:span text:style-name="T2">4+ <text:s/></text:span></text:p>
              <text:p text:style-name="P3"><text:span text:style-name="T2">二级会计科目：</text:span><text:span text:style-name="T2">2+</text:span></text:p>
              <text:p text:style-name="P3"><text:span text:style-name="T2">三级会计科目：</text:span><text:span text:style-name="T2">2+</text:span></text:p>
            </draw:text-box>
          </draw:frame>
        </draw:g>
        <draw:g>
          <draw:g>
            <draw:polygon draw:style-name="gr10" draw:text-style-name="P1" draw:layer="layout" svg:width="2.5cm" svg:height="0.925cm" svg:x="24.125cm" svg:y="25.706cm" svg:viewBox="0 0 2501 926" draw:points="0,926 2501,926 2501,0 0,0">
              <text:p/>
            </draw:polygon>
            <draw:polygon draw:style-name="gr11" draw:text-style-name="P2" draw:layer="layout" svg:width="2.5cm" svg:height="0.925cm" svg:x="24.125cm" svg:y="25.706cm" svg:viewBox="0 0 2501 926" draw:points="0,926 2501,926 2501,0 0,0">
              <text:p/>
            </draw:polygon>
          </draw:g>
          <draw:frame draw:style-name="gr17" draw:text-style-name="P2" draw:layer="layout" svg:width="2.5cm" svg:height="0.925cm" svg:x="24.125cm" svg:y="25.706cm">
            <draw:text-box>
              <text:p text:style-name="P3"><text:span text:style-name="T2">会计期间界定方式</text:span></text:p>
            </draw:text-box>
          </draw:frame>
        </draw:g>
        <draw:polyline draw:style-name="gr8" draw:text-style-name="P2" draw:layer="layout" svg:width="2.684cm" svg:height="1.112cm" svg:x="21.441cm" svg:y="23.921cm" svg:viewBox="0 0 2685 1113" draw:points="0,1113 750,1113 750,0 2685,0">
          <text:p/>
        </draw:polyline>
        <draw:g>
          <draw:g>
            <draw:polygon draw:style-name="gr10" draw:text-style-name="P1" draw:layer="layout" svg:width="2.5cm" svg:height="0.925cm" svg:x="24.125cm" svg:y="28.285cm" svg:viewBox="0 0 2501 926" draw:points="0,926 2501,926 2501,0 0,0">
              <text:p/>
            </draw:polygon>
            <draw:polygon draw:style-name="gr11" draw:text-style-name="P2" draw:layer="layout" svg:width="2.5cm" svg:height="0.925cm" svg:x="24.125cm" svg:y="28.285cm" svg:viewBox="0 0 2501 926" draw:points="0,926 2501,926 2501,0 0,0">
              <text:p/>
            </draw:polygon>
          </draw:g>
          <draw:frame draw:style-name="gr17" draw:text-style-name="P2" draw:layer="layout" svg:width="2.5cm" svg:height="1.073cm" svg:x="24.125cm" svg:y="28.211cm">
            <draw:text-box>
              <text:p text:style-name="P3"><text:span text:style-name="T2">账套会计期间启用日期</text:span></text:p>
            </draw:text-box>
          </draw:frame>
        </draw:g>
        <draw:g>
          <draw:g>
            <draw:polygon draw:style-name="gr10" draw:text-style-name="P1" draw:layer="layout" svg:width="2.5cm" svg:height="0.925cm" svg:x="24.125cm" svg:y="26.996cm" svg:viewBox="0 0 2501 926" draw:points="0,926 2501,926 2501,0 0,0">
              <text:p/>
            </draw:polygon>
            <draw:polygon draw:style-name="gr11" draw:text-style-name="P2" draw:layer="layout" svg:width="2.5cm" svg:height="0.925cm" svg:x="24.125cm" svg:y="26.996cm" svg:viewBox="0 0 2501 926" draw:points="0,926 2501,926 2501,0 0,0">
              <text:p/>
            </draw:polygon>
          </draw:g>
          <draw:frame draw:style-name="gr17" draw:text-style-name="P2" draw:layer="layout" svg:width="2.5cm" svg:height="0.925cm" svg:x="24.125cm" svg:y="26.996cm">
            <draw:text-box>
              <text:p text:style-name="P3"><text:span text:style-name="T2">会计年度启用日期</text:span></text:p>
            </draw:text-box>
          </draw:frame>
        </draw:g>
        <draw:g>
          <draw:g>
            <draw:polygon draw:style-name="gr10" draw:text-style-name="P1" draw:layer="layout" svg:width="2.5cm" svg:height="0.925cm" svg:x="24.125cm" svg:y="29.574cm" svg:viewBox="0 0 2501 926" draw:points="0,926 2501,926 2501,0 0,0">
              <text:p/>
            </draw:polygon>
            <draw:polygon draw:style-name="gr11" draw:text-style-name="P2" draw:layer="layout" svg:width="2.5cm" svg:height="0.925cm" svg:x="24.125cm" svg:y="29.574cm" svg:viewBox="0 0 2501 926" draw:points="0,926 2501,926 2501,0 0,0">
              <text:p/>
            </draw:polygon>
          </draw:g>
          <draw:frame draw:style-name="gr17" draw:text-style-name="P2" draw:layer="layout" svg:width="2.5cm" svg:height="0.925cm" svg:x="24.125cm" svg:y="29.574cm">
            <draw:text-box>
              <text:p text:style-name="P3"><text:span text:style-name="T2">账套会计启用日期</text:span></text:p>
            </draw:text-box>
          </draw:frame>
        </draw:g>
        <draw:polyline draw:style-name="gr8" draw:text-style-name="P2" draw:layer="layout" svg:width="2.684cm" svg:height="1.29cm" svg:x="21.441cm" svg:y="26.169cm" svg:viewBox="0 0 2685 1291" draw:points="0,1291 750,1291 750,0 2685,0">
          <text:p/>
        </draw:polyline>
        <draw:line draw:style-name="gr8" draw:text-style-name="P2" draw:layer="layout" svg:x1="21.441cm" svg:y1="27.458cm" svg:x2="24.125cm" svg:y2="27.458cm">
          <text:p/>
        </draw:line>
        <draw:polyline draw:style-name="gr8" draw:text-style-name="P2" draw:layer="layout" svg:width="2.684cm" svg:height="1.29cm" svg:x="21.441cm" svg:y="27.458cm" svg:viewBox="0 0 2685 1291" draw:points="0,0 750,0 750,1291 2685,1291">
          <text:p/>
        </draw:polyline>
        <draw:polyline draw:style-name="gr8" draw:text-style-name="P2" draw:layer="layout" svg:width="2.684cm" svg:height="2.579cm" svg:x="21.441cm" svg:y="27.458cm" svg:viewBox="0 0 2685 2580" draw:points="0,0 750,0 750,2580 2685,2580">
          <text:p/>
        </draw:polyline>
        <draw:g>
          <draw:g>
            <draw:polygon draw:style-name="gr10" draw:text-style-name="P1" draw:layer="layout" svg:width="2.5cm" svg:height="0.925cm" svg:x="18.75cm" svg:y="33.816cm" svg:viewBox="0 0 2501 926" draw:points="0,926 2501,926 2501,0 0,0">
              <text:p/>
            </draw:polygon>
            <draw:polygon draw:style-name="gr11" draw:text-style-name="P2" draw:layer="layout" svg:width="2.5cm" svg:height="0.925cm" svg:x="18.75cm" svg:y="33.816cm" svg:viewBox="0 0 2501 926" draw:points="0,926 2501,926 2501,0 0,0">
              <text:p/>
            </draw:polygon>
          </draw:g>
          <draw:frame draw:style-name="gr17" draw:text-style-name="P2" draw:layer="layout" svg:width="2.5cm" svg:height="0.925cm" svg:x="18.75cm" svg:y="33.816cm">
            <draw:text-box>
              <text:p text:style-name="P3"><text:span text:style-name="T2">初始数据录入</text:span></text:p>
            </draw:text-box>
          </draw:frame>
        </draw:g>
        <draw:polyline draw:style-name="gr8" draw:text-style-name="P2" draw:layer="layout" svg:width="2.125cm" svg:height="11.708cm" svg:x="16.625cm" svg:y="22.57cm" svg:viewBox="0 0 2126 11709" draw:points="0,0 750,0 750,11709 2126,11709">
          <text:p/>
        </draw:polyline>
        <draw:g>
          <draw:g>
            <draw:polygon draw:style-name="gr10" draw:text-style-name="P1" draw:layer="layout" svg:width="2.5cm" svg:height="0.925cm" svg:x="18.941cm" svg:y="36.5cm" svg:viewBox="0 0 2501 926" draw:points="0,926 2501,926 2501,0 0,0">
              <text:p/>
            </draw:polygon>
            <draw:polygon draw:style-name="gr11" draw:text-style-name="P2" draw:layer="layout" svg:width="2.5cm" svg:height="0.925cm" svg:x="18.941cm" svg:y="36.5cm" svg:viewBox="0 0 2501 926" draw:points="0,926 2501,926 2501,0 0,0">
              <text:p/>
            </draw:polygon>
          </draw:g>
          <draw:frame draw:style-name="gr17" draw:text-style-name="P2" draw:layer="layout" svg:width="2.5cm" svg:height="0.925cm" svg:x="18.941cm" svg:y="36.5cm">
            <draw:text-box>
              <text:p text:style-name="P3"><text:span text:style-name="T2">数据备份</text:span></text:p>
            </draw:text-box>
          </draw:frame>
        </draw:g>
        <draw:polyline draw:style-name="gr8" draw:text-style-name="P2" draw:layer="layout" svg:width="2.316cm" svg:height="14.393cm" svg:x="16.625cm" svg:y="22.57cm" svg:viewBox="0 0 2317 14394" draw:points="0,0 750,0 750,14394 2317,14394">
          <text:p/>
        </draw:polyline>
        <draw:g>
          <draw:g>
            <draw:polygon draw:style-name="gr10" draw:text-style-name="P1" draw:layer="layout" svg:width="2.5cm" svg:height="0.925cm" svg:x="27.75cm" svg:y="25.706cm" svg:viewBox="0 0 2501 926" draw:points="0,926 2501,926 2501,0 0,0">
              <text:p/>
            </draw:polygon>
            <draw:polygon draw:style-name="gr11" draw:text-style-name="P2" draw:layer="layout" svg:width="2.5cm" svg:height="0.925cm" svg:x="27.75cm" svg:y="25.706cm" svg:viewBox="0 0 2501 926" draw:points="0,926 2501,926 2501,0 0,0">
              <text:p/>
            </draw:polygon>
          </draw:g>
          <draw:frame draw:style-name="gr17" draw:text-style-name="P2" draw:layer="layout" svg:width="2.5cm" svg:height="0.925cm" svg:x="27.75cm" svg:y="25.706cm">
            <draw:text-box>
              <text:p text:style-name="P3"><text:span text:style-name="T2">默认自然月份</text:span></text:p>
            </draw:text-box>
          </draw:frame>
        </draw:g>
        <draw:line draw:style-name="gr8" draw:text-style-name="P2" draw:layer="layout" svg:x1="26.625cm" svg:y1="26.169cm" svg:x2="27.75cm" svg:y2="26.169cm">
          <text:p/>
        </draw:line>
        <draw:g>
          <draw:g>
            <draw:polygon draw:style-name="gr10" draw:text-style-name="P1" draw:layer="layout" svg:width="2.5cm" svg:height="0.925cm" svg:x="27.75cm" svg:y="28.285cm" svg:viewBox="0 0 2501 926" draw:points="0,926 2501,926 2501,0 0,0">
              <text:p/>
            </draw:polygon>
            <draw:polygon draw:style-name="gr11" draw:text-style-name="P2" draw:layer="layout" svg:width="2.5cm" svg:height="0.925cm" svg:x="27.75cm" svg:y="28.285cm" svg:viewBox="0 0 2501 926" draw:points="0,926 2501,926 2501,0 0,0">
              <text:p/>
            </draw:polygon>
          </draw:g>
          <draw:frame draw:style-name="gr17" draw:text-style-name="P2" draw:layer="layout" svg:width="2.5cm" svg:height="0.925cm" svg:x="27.75cm" svg:y="28.285cm">
            <draw:text-box>
              <text:p text:style-name="P3"><text:span text:style-name="T2">时间选择按钮</text:span></text:p>
            </draw:text-box>
          </draw:frame>
        </draw:g>
        <draw:g>
          <draw:g>
            <draw:polygon draw:style-name="gr10" draw:text-style-name="P1" draw:layer="layout" svg:width="2.5cm" svg:height="0.925cm" svg:x="27.75cm" svg:y="26.996cm" svg:viewBox="0 0 2501 926" draw:points="0,926 2501,926 2501,0 0,0">
              <text:p/>
            </draw:polygon>
            <draw:polygon draw:style-name="gr11" draw:text-style-name="P2" draw:layer="layout" svg:width="2.5cm" svg:height="0.925cm" svg:x="27.75cm" svg:y="26.996cm" svg:viewBox="0 0 2501 926" draw:points="0,926 2501,926 2501,0 0,0">
              <text:p/>
            </draw:polygon>
          </draw:g>
          <draw:frame draw:style-name="gr17" draw:text-style-name="P2" draw:layer="layout" svg:width="2.5cm" svg:height="1.073cm" svg:x="27.75cm" svg:y="26.922cm">
            <draw:text-box>
              <text:p text:style-name="P3"><text:span text:style-name="T2">时间选择按钮，默认</text:span><text:span text:style-name="T2">1</text:span><text:span text:style-name="T2">月</text:span><text:span text:style-name="T2">1</text:span><text:span text:style-name="T2">日</text:span></text:p>
            </draw:text-box>
          </draw:frame>
        </draw:g>
        <draw:g>
          <draw:g>
            <draw:polygon draw:style-name="gr10" draw:text-style-name="P1" draw:layer="layout" svg:width="2.5cm" svg:height="0.925cm" svg:x="27.75cm" svg:y="29.574cm" svg:viewBox="0 0 2501 926" draw:points="0,926 2501,926 2501,0 0,0">
              <text:p/>
            </draw:polygon>
            <draw:polygon draw:style-name="gr11" draw:text-style-name="P2" draw:layer="layout" svg:width="2.5cm" svg:height="0.925cm" svg:x="27.75cm" svg:y="29.574cm" svg:viewBox="0 0 2501 926" draw:points="0,926 2501,926 2501,0 0,0">
              <text:p/>
            </draw:polygon>
          </draw:g>
          <draw:frame draw:style-name="gr17" draw:text-style-name="P2" draw:layer="layout" svg:width="2.5cm" svg:height="0.925cm" svg:x="27.75cm" svg:y="29.574cm">
            <draw:text-box>
              <text:p text:style-name="P3"><text:span text:style-name="T2">时间选择按钮</text:span></text:p>
            </draw:text-box>
          </draw:frame>
        </draw:g>
        <draw:line draw:style-name="gr8" draw:text-style-name="P2" draw:layer="layout" svg:x1="26.625cm" svg:y1="27.458cm" svg:x2="27.75cm" svg:y2="27.458cm">
          <text:p/>
        </draw:line>
        <draw:line draw:style-name="gr8" draw:text-style-name="P2" draw:layer="layout" svg:x1="26.625cm" svg:y1="28.748cm" svg:x2="27.75cm" svg:y2="28.748cm">
          <text:p/>
        </draw:line>
        <draw:line draw:style-name="gr8" draw:text-style-name="P2" draw:layer="layout" svg:x1="26.625cm" svg:y1="30.037cm" svg:x2="27.75cm" svg:y2="30.037cm">
          <text:p/>
        </draw:line>
        <draw:g>
          <draw:g>
            <draw:polygon draw:style-name="gr10" draw:text-style-name="P1" draw:layer="layout" svg:width="2.5cm" svg:height="0.925cm" svg:x="22.75cm" svg:y="32.5cm" svg:viewBox="0 0 2501 926" draw:points="0,926 2501,926 2501,0 0,0">
              <text:p/>
            </draw:polygon>
            <draw:polygon draw:style-name="gr11" draw:text-style-name="P2" draw:layer="layout" svg:width="2.5cm" svg:height="0.925cm" svg:x="22.75cm" svg:y="32.5cm" svg:viewBox="0 0 2501 926" draw:points="0,926 2501,926 2501,0 0,0">
              <text:p/>
            </draw:polygon>
          </draw:g>
          <draw:frame draw:style-name="gr17" draw:text-style-name="P2" draw:layer="layout" svg:width="2.5cm" svg:height="0.925cm" svg:x="22.75cm" svg:y="32.5cm">
            <draw:text-box>
              <text:p text:style-name="P3"><text:span text:style-name="T2">试算平衡</text:span></text:p>
            </draw:text-box>
          </draw:frame>
        </draw:g>
        <draw:g>
          <draw:g>
            <draw:polygon draw:style-name="gr10" draw:text-style-name="P1" draw:layer="layout" svg:width="2.5cm" svg:height="0.925cm" svg:x="22.75cm" svg:y="33.816cm" svg:viewBox="0 0 2501 926" draw:points="0,926 2501,926 2501,0 0,0">
              <text:p/>
            </draw:polygon>
            <draw:polygon draw:style-name="gr11" draw:text-style-name="P2" draw:layer="layout" svg:width="2.5cm" svg:height="0.925cm" svg:x="22.75cm" svg:y="33.816cm" svg:viewBox="0 0 2501 926" draw:points="0,926 2501,926 2501,0 0,0">
              <text:p/>
            </draw:polygon>
          </draw:g>
          <draw:frame draw:style-name="gr17" draw:text-style-name="P2" draw:layer="layout" svg:width="2.5cm" svg:height="0.925cm" svg:x="22.75cm" svg:y="33.816cm">
            <draw:text-box>
              <text:p text:style-name="P3"><text:span text:style-name="T2">多级核算项目汇总</text:span></text:p>
            </draw:text-box>
          </draw:frame>
        </draw:g>
        <draw:g>
          <draw:g>
            <draw:polygon draw:style-name="gr10" draw:text-style-name="P1" draw:layer="layout" svg:width="2.5cm" svg:height="0.925cm" svg:x="22.75cm" svg:y="35.105cm" svg:viewBox="0 0 2501 926" draw:points="0,926 2501,926 2501,0 0,0">
              <text:p/>
            </draw:polygon>
            <draw:polygon draw:style-name="gr11" draw:text-style-name="P2" draw:layer="layout" svg:width="2.5cm" svg:height="0.925cm" svg:x="22.75cm" svg:y="35.105cm" svg:viewBox="0 0 2501 926" draw:points="0,926 2501,926 2501,0 0,0">
              <text:p/>
            </draw:polygon>
          </draw:g>
          <draw:frame draw:style-name="gr17" draw:text-style-name="P2" draw:layer="layout" svg:width="2.5cm" svg:height="0.925cm" svg:x="22.75cm" svg:y="35.105cm">
            <draw:text-box>
              <text:p text:style-name="P3"><text:span text:style-name="T2">固定资产</text:span></text:p>
            </draw:text-box>
          </draw:frame>
        </draw:g>
        <draw:polyline draw:style-name="gr8" draw:text-style-name="P2" draw:layer="layout" svg:width="6.125cm" svg:height="6.43cm" svg:x="8cm" svg:y="22.57cm" svg:viewBox="0 0 6126 6431" draw:points="0,6431 0,0 6126,0">
          <text:p/>
        </draw:polyline>
        <draw:polyline draw:style-name="gr8" draw:text-style-name="P2" draw:layer="layout" svg:width="1.5cm" svg:height="1.316cm" svg:x="21.25cm" svg:y="32.963cm" svg:viewBox="0 0 1501 1317" draw:points="0,1317 751,1317 751,0 1501,0">
          <text:p/>
        </draw:polyline>
        <draw:line draw:style-name="gr8" draw:text-style-name="P2" draw:layer="layout" svg:x1="21.25cm" svg:y1="34.279cm" svg:x2="22.75cm" svg:y2="34.279cm">
          <text:p/>
        </draw:line>
        <draw:polyline draw:style-name="gr8" draw:text-style-name="P2" draw:layer="layout" svg:width="1.5cm" svg:height="1.29cm" svg:x="21.25cm" svg:y="34.279cm" svg:viewBox="0 0 1501 1291" draw:points="0,0 751,0 751,1291 1501,1291">
          <text:p/>
        </draw:polyline>
        <draw:g>
          <draw:g>
            <draw:path draw:style-name="gr4" draw:text-style-name="P5" draw:layer="layout" svg:width="2.5cm" svg:height="1cm" svg:x="25cm" svg:y="48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  <draw:path draw:style-name="gr5" draw:text-style-name="P2" draw:layer="layout" svg:width="2.5cm" svg:height="1cm" svg:x="25cm" svg:y="48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</draw:g>
          <draw:frame draw:style-name="gr6" draw:text-style-name="P2" draw:layer="layout" svg:width="2.5cm" svg:height="1cm" svg:x="25cm" svg:y="48cm">
            <draw:text-box>
              <text:p text:style-name="P3"><text:span text:style-name="T2">结束</text:span></text:p>
            </draw:text-box>
          </draw:frame>
        </draw:g>
        <draw:line draw:style-name="gr8" draw:text-style-name="P2" draw:layer="layout" svg:x1="26.25cm" svg:y1="46.5cm" svg:x2="26.25cm" svg:y2="47.999cm">
          <text:p/>
        </draw:line>
        <draw:g>
          <draw:g>
            <draw:path draw:style-name="gr4" draw:text-style-name="P5" draw:layer="layout" svg:width="2.5cm" svg:height="1cm" svg:x="21.25cm" svg:y="48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  <draw:path draw:style-name="gr5" draw:text-style-name="P2" draw:layer="layout" svg:width="2.5cm" svg:height="1cm" svg:x="21.25cm" svg:y="48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</draw:g>
          <draw:frame draw:style-name="gr6" draw:text-style-name="P2" draw:layer="layout" svg:width="2.5cm" svg:height="1cm" svg:x="21.25cm" svg:y="48cm">
            <draw:text-box>
              <text:p text:style-name="P3"><text:span text:style-name="T2">结束</text:span></text:p>
            </draw:text-box>
          </draw:frame>
        </draw:g>
        <draw:g>
          <draw:g>
            <draw:path draw:style-name="gr4" draw:text-style-name="P5" draw:layer="layout" svg:width="2.478cm" svg:height="1cm" svg:x="17.25cm" svg:y="48cm" svg:viewBox="0 0 2479 1001" svg:d="M478 1001h1502c92 0 170-21 250-67 79-46 137-103 183-183s66-158 66-251c0-92-20-170-66-250s-104-137-183-183c-80-46-158-67-250-67h-1502c-84 4-154 24-227 67-80 46-138 103-184 183s-67 158-67 251c0 92 21 170 67 250s104 137 184 183c73 43 143 63 227 67z">
              <text:p/>
            </draw:path>
            <draw:path draw:style-name="gr5" draw:text-style-name="P2" draw:layer="layout" svg:width="2.478cm" svg:height="1cm" svg:x="17.25cm" svg:y="48cm" svg:viewBox="0 0 2479 1001" svg:d="M478 1001h1502c92 0 170-21 250-67 79-46 137-103 183-183s66-158 66-251c0-92-20-170-66-250s-104-137-183-183c-80-46-158-67-250-67h-1502c-84 4-154 24-227 67-80 46-138 103-184 183s-67 158-67 251c0 92 21 170 67 250s104 137 184 183c73 43 143 63 227 67z">
              <text:p/>
            </draw:path>
          </draw:g>
          <draw:frame draw:style-name="gr6" draw:text-style-name="P2" draw:layer="layout" svg:width="2.5cm" svg:height="1cm" svg:x="17.25cm" svg:y="48cm">
            <draw:text-box>
              <text:p text:style-name="P3"><text:span text:style-name="T2">结束</text:span></text:p>
            </draw:text-box>
          </draw:frame>
        </draw:g>
        <draw:g>
          <draw:g>
            <draw:path draw:style-name="gr19" draw:text-style-name="P5" draw:layer="layout" svg:width="2.5cm" svg:height="1cm" svg:x="8.75cm" svg:y="48.25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  <draw:path draw:style-name="gr20" draw:text-style-name="P2" draw:layer="layout" svg:width="2.5cm" svg:height="1cm" svg:x="8.75cm" svg:y="48.25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</draw:g>
          <draw:frame draw:style-name="gr21" draw:text-style-name="P6" draw:layer="layout" svg:width="2.5cm" svg:height="1cm" svg:x="8.75cm" svg:y="48.25cm">
            <draw:text-box>
              <text:p text:style-name="P3"><text:span text:style-name="T2">结束</text:span></text:p>
            </draw:text-box>
          </draw:frame>
        </draw:g>
        <draw:g>
          <draw:g>
            <draw:path draw:style-name="gr4" draw:text-style-name="P5" draw:layer="layout" svg:width="2.5cm" svg:height="1cm" svg:x="5.25cm" svg:y="50.842cm" svg:viewBox="0 0 2501 1001" svg:d="M500 1001h1501c92 0 170-21 250-67s137-103 183-183 67-158 67-251c0-92-21-170-67-250s-103-137-183-183-158-67-250-67h-1501c-92 0-170 21-250 67s-137 103-183 183-67 158-67 251c0 92 21 170 67 250s103 137 183 183 158 67 250 67z">
              <text:p/>
            </draw:path>
            <draw:path draw:style-name="gr5" draw:text-style-name="P2" draw:layer="layout" svg:width="2.5cm" svg:height="1cm" svg:x="5.25cm" svg:y="50.842cm" svg:viewBox="0 0 2501 1001" svg:d="M500 1001h1501c92 0 170-21 250-67s137-103 183-183 67-158 67-251c0-92-21-170-67-250s-103-137-183-183-158-67-250-67h-1501c-92 0-170 21-250 67s-137 103-183 183-67 158-67 251c0 92 21 170 67 250s103 137 183 183 158 67 250 67z">
              <text:p/>
            </draw:path>
          </draw:g>
          <draw:frame draw:style-name="gr6" draw:text-style-name="P2" draw:layer="layout" svg:width="2.5cm" svg:height="1cm" svg:x="5.25cm" svg:y="50.842cm">
            <draw:text-box>
              <text:p text:style-name="P3"><text:span text:style-name="T1">结束</text:span></text:p>
            </draw:text-box>
          </draw:frame>
        </draw:g>
        <draw:g>
          <draw:g>
            <draw:path draw:style-name="gr4" draw:text-style-name="P5" draw:layer="layout" svg:width="2.522cm" svg:height="1cm" svg:x="1.75cm" svg:y="48.25cm" svg:viewBox="0 0 2523 1001" svg:d="M500 1001h1501c8 0 14 0 22 0 92 0 171-20 250-67 80-46 137-103 183-183s67-158 67-250-21-170-67-250-103-137-183-183c-79-47-158-68-250-68-8 0-14 1-22 1h-1501c-92 0-170 21-250 67-79 46-137 103-183 183s-67 158-67 250 21 170 67 250 104 137 183 183c80 46 158 67 250 67z">
              <text:p/>
            </draw:path>
            <draw:path draw:style-name="gr5" draw:text-style-name="P2" draw:layer="layout" svg:width="2.522cm" svg:height="1cm" svg:x="1.75cm" svg:y="48.25cm" svg:viewBox="0 0 2523 1001" svg:d="M500 1001h1501c8 0 14 0 22 0 92 0 171-20 250-67 80-46 137-103 183-183s67-158 67-250-21-170-67-250-103-137-183-183c-79-47-158-68-250-68-8 0-14 1-22 1h-1501c-92 0-170 21-250 67-79 46-137 103-183 183s-67 158-67 250 21 170 67 250 104 137 183 183c80 46 158 67 250 67z">
              <text:p/>
            </draw:path>
          </draw:g>
          <draw:frame draw:style-name="gr6" draw:text-style-name="P2" draw:layer="layout" svg:width="2.5cm" svg:height="1cm" svg:x="1.75cm" svg:y="48.25cm">
            <draw:text-box>
              <text:p text:style-name="P3"><text:span text:style-name="T2">结束</text:span></text:p>
            </draw:text-box>
          </draw:frame>
        </draw:g>
        <draw:line draw:style-name="gr8" draw:text-style-name="P2" draw:layer="layout" svg:x1="3cm" svg:y1="47cm" svg:x2="3cm" svg:y2="48.25cm">
          <text:p/>
        </draw:line>
        <draw:line draw:style-name="gr8" draw:text-style-name="P2" draw:layer="layout" svg:x1="6.5cm" svg:y1="49.5cm" svg:x2="6.5cm" svg:y2="50.842cm">
          <text:p/>
        </draw:line>
        <draw:line draw:style-name="gr9" draw:text-style-name="P2" draw:layer="layout" svg:x1="10cm" svg:y1="46.25cm" svg:x2="10cm" svg:y2="48.25cm">
          <text:p/>
        </draw:line>
        <draw:line draw:style-name="gr8" draw:text-style-name="P2" draw:layer="layout" svg:x1="18.5cm" svg:y1="46.25cm" svg:x2="18.5cm" svg:y2="48cm">
          <text:p/>
        </draw:line>
        <draw:line draw:style-name="gr8" draw:text-style-name="P2" draw:layer="layout" svg:x1="22.5cm" svg:y1="46.25cm" svg:x2="22.5cm" svg:y2="47.999cm">
          <text:p/>
        </draw:line>
        <draw:g>
          <draw:g>
            <draw:polygon draw:style-name="gr10" draw:text-style-name="P1" draw:layer="layout" svg:width="2.5cm" svg:height="0.925cm" svg:x="22.75cm" svg:y="31.184cm" svg:viewBox="0 0 2501 926" draw:points="0,926 2501,926 2501,0 0,0">
              <text:p/>
            </draw:polygon>
            <draw:polygon draw:style-name="gr11" draw:text-style-name="P2" draw:layer="layout" svg:width="2.5cm" svg:height="0.925cm" svg:x="22.75cm" svg:y="31.184cm" svg:viewBox="0 0 2501 926" draw:points="0,926 2501,926 2501,0 0,0">
              <text:p/>
            </draw:polygon>
          </draw:g>
          <draw:frame draw:style-name="gr17" draw:text-style-name="P2" draw:layer="layout" svg:width="2.5cm" svg:height="0.925cm" svg:x="22.75cm" svg:y="31.184cm">
            <draw:text-box>
              <text:p text:style-name="P3"><text:span text:style-name="T2">人民币</text:span></text:p>
            </draw:text-box>
          </draw:frame>
        </draw:g>
        <draw:polyline draw:style-name="gr8" draw:text-style-name="P2" draw:layer="layout" svg:width="1.5cm" svg:height="2.632cm" svg:x="21.25cm" svg:y="31.647cm" svg:viewBox="0 0 1501 2633" draw:points="0,2633 751,2633 751,0 1501,0">
          <text:p/>
        </draw:polyline>
        <draw:g>
          <draw:g>
            <draw:polygon draw:style-name="gr10" draw:text-style-name="P1" draw:layer="layout" svg:width="6.5cm" svg:height="2.425cm" svg:x="28.25cm" svg:y="30.864cm" svg:viewBox="0 0 6501 2426" draw:points="0,2426 6501,2426 6501,0 0,0">
              <text:p/>
            </draw:polygon>
            <draw:polygon draw:style-name="gr11" draw:text-style-name="P2" draw:layer="layout" svg:width="6.5cm" svg:height="2.425cm" svg:x="28.25cm" svg:y="30.864cm" svg:viewBox="0 0 6501 2426" draw:points="0,2426 6501,2426 6501,0 0,0">
              <text:p/>
            </draw:polygon>
          </draw:g>
          <draw:frame draw:style-name="gr22" draw:text-style-name="P2" draw:layer="layout" svg:width="6.5cm" svg:height="2.425cm" svg:x="28.25cm" svg:y="30.864cm">
            <draw:text-box>
              <text:p text:style-name="P3"><text:span text:style-name="T2">科目代码</text:span><text:span text:style-name="T2">+</text:span><text:span text:style-name="T2">科目名称</text:span><text:span text:style-name="T2">+</text:span><text:span text:style-name="T2">本年借贷累计数</text:span><text:span text:style-name="T2">+</text:span><text:span text:style-name="T2">余额方向</text:span><text:span text:style-name="T2">+</text:span><text:span text:style-name="T2">期初余额数</text:span><text:span text:style-name="T2">+</text:span><text:span text:style-name="T2">本</text:span><text:span text:style-name="T2">+</text:span><text:span text:style-name="T2">本年损益类累计数</text:span></text:p>
            </draw:text-box>
          </draw:frame>
        </draw:g>
        <draw:polyline draw:style-name="gr8" draw:text-style-name="P2" draw:layer="layout" svg:width="3cm" svg:height="0.43cm" svg:x="25.25cm" svg:y="31.647cm" svg:viewBox="0 0 3001 431" draw:points="0,0 750,0 750,431 3001,431">
          <text:p/>
        </draw:polyline>
        <draw:g>
          <draw:g>
            <draw:polygon draw:style-name="gr10" draw:text-style-name="P1" draw:layer="layout" svg:width="2.5cm" svg:height="1.5cm" svg:x="25.001cm" svg:y="41.751cm" svg:viewBox="0 0 2501 1501" draw:points="0,1501 2501,1501 2501,0 0,0">
              <text:p/>
            </draw:polygon>
            <draw:polygon draw:style-name="gr11" draw:text-style-name="P2" draw:layer="layout" svg:width="2.5cm" svg:height="1.5cm" svg:x="25.001cm" svg:y="41.751cm" svg:viewBox="0 0 2501 1501" draw:points="0,1501 2501,1501 2501,0 0,0">
              <text:p/>
            </draw:polygon>
          </draw:g>
          <draw:frame draw:style-name="gr12" draw:text-style-name="P2" draw:layer="layout" svg:width="2.5cm" svg:height="1.5cm" svg:x="25.001cm" svg:y="41.751cm">
            <draw:text-box>
              <text:p text:style-name="P3"><text:span text:style-name="T2">摘要</text:span></text:p>
            </draw:text-box>
          </draw:frame>
        </draw:g>
        <draw:g>
          <draw:g>
            <draw:polygon draw:style-name="gr10" draw:text-style-name="P1" draw:layer="layout" svg:width="2.5cm" svg:height="1.5cm" svg:x="25.002cm" svg:y="41.752cm" svg:viewBox="0 0 2501 1501" draw:points="0,1501 2501,1501 2501,0 0,0">
              <text:p/>
            </draw:polygon>
            <draw:polygon draw:style-name="gr11" draw:text-style-name="P2" draw:layer="layout" svg:width="2.5cm" svg:height="1.5cm" svg:x="25.002cm" svg:y="41.752cm" svg:viewBox="0 0 2501 1501" draw:points="0,1501 2501,1501 2501,0 0,0">
              <text:p/>
            </draw:polygon>
          </draw:g>
          <draw:frame draw:style-name="gr12" draw:text-style-name="P2" draw:layer="layout" svg:width="2.5cm" svg:height="1.5cm" svg:x="25.002cm" svg:y="41.752cm">
            <draw:text-box>
              <text:p text:style-name="P3"><text:span text:style-name="T2">摘要</text:span></text:p>
            </draw:text-box>
          </draw:frame>
        </draw:g>
        <draw:g>
          <draw:g>
            <draw:polygon draw:style-name="gr23" draw:text-style-name="P7" draw:layer="layout" svg:width="2.5cm" svg:height="1.5cm" svg:x="28.9cm" svg:y="41.799cm" svg:viewBox="0 0 2501 1501" draw:points="0,1501 2501,1501 2501,0 0,0">
              <text:p>账户来源</text:p>
            </draw:polygon>
            <draw:polygon draw:style-name="gr11" draw:text-style-name="P2" draw:layer="layout" svg:width="2.5cm" svg:height="1.5cm" svg:x="25.003cm" svg:y="41.753cm" svg:viewBox="0 0 2501 1501" draw:points="0,1501 2501,1501 2501,0 0,0">
              <text:p/>
            </draw:polygon>
          </draw:g>
          <draw:frame draw:style-name="gr12" draw:text-style-name="P2" draw:layer="layout" svg:width="2.5cm" svg:height="1.5cm" svg:x="25.003cm" svg:y="41.753cm">
            <draw:text-box>
              <text:p text:style-name="P3"><text:span text:style-name="T2">摘要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1" svg:font-family="SimSun"/>
    <style:font-face style:name="Liberation Sans1" svg:font-family="'Liberation Sans'" style:font-pitch="variable"/>
    <style:font-face style:name="Lohit Devanagari1" svg:font-family="'Lohit Devanagari'" style:font-pitch="variable"/>
    <style:font-face style:name="SimSun" svg:font-family="SimSun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7.4cm" fo:page-height="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30T16:31:09.309301822</dc:date>
    <dc:description/>
    <dc:language>zh-CN</dc:language>
    <dc:subject/>
    <dc:title/>
    <meta:creation-date>2017-03-28T07:15:58Z</meta:creation-date>
    <meta:initial-creator>PC_AJ_007</meta:initial-creator>
    <meta:keyword/>
    <meta:generator>LibreOffice/5.1.3.2$Linux_X86_64 LibreOffice_project/10$Build-2</meta:generator>
    <meta:editing-duration>PT23M22S</meta:editing-duration>
    <meta:editing-cycles>1</meta:editing-cycles>
    <meta:document-statistic meta:object-count="362"/>
    <meta:user-defined meta:name="category"/>
    <meta:user-defined meta:name="company"/>
    <meta:template xlink:type="simple" xlink:actuate="onRequest" xlink:title="BASFLO_M.VSTX" xlink:href=""/>
  </office:meta>
</office:document-meta>
</file>